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20000004F2D0BB3C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4">
      <style:graphic-properties draw:fill-color="#ffffff" draw:auto-grow-height="true" fo:min-height="3.507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erif'" style:font-family-generic="roman" style:font-pitch="variable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Bitstream Vera Serif'" style:font-family-generic="roman" style:font-pitch="variable"/>
    </style:style>
    <style:style style:name="T2" style:family="text">
      <style:text-properties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e343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e343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e34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e34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e34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e34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e34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e34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e343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5cm" presentation:class="title" presentation:user-transformed="true">
          <draw:text-box>
            <text:p text:style-name="P1"><text:span text:style-name="T1">Web Developer Job</text:span></text:p>
          </draw:text-box>
        </draw:frame>
        <draw:frame presentation:style-name="Default-outline1" draw:layer="layout" svg:width="25.199cm" svg:height="14.304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ork for TWU on MyCourses</text:span></text:p>
              </text:list-item>
            </text:list>
            <text:list text:style-name="L2">
              <text:list-item>
                <text:p text:style-name="P3"><text:span text:style-name="T2">Gain valuable industry experience</text:span></text:p>
              </text:list-item>
            </text:list>
            <text:list text:style-name="L2">
              <text:list-item>
                <text:p text:style-name="P3"><text:span text:style-name="T2">Use and develop innovative Free software tool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inux, PHP, Moodle, MediaWiki, etc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Help real people with real problems</text:span></text:p>
              </text:list-item>
            </text:list>
            <text:list text:style-name="L2">
              <text:list-item>
                <text:p text:style-name="P3"><text:span text:style-name="T2">Contac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lan Trick &lt;alan.trick@twu.ca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https://guide.mytwu.ca/kb/GLC_Web_Dev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5">Hand out username and passwords for examples</text:p>
              <text:p text:style-name="P5"/>
              <text:p text:style-name="P5">Take note of skill level with VCSs and Bug tracking system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2e3436" style:text-outline="false" style:text-line-through-style="none" fo:font-family="'Luxi Serif'" style:font-style-name="Regular" style:font-family-generic="roman" style:font-pitch="variable" fo:font-size="16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text" style:display-name="table text" style:family="graphic">
      <style:paragraph-properties style:text-autospace="none"/>
      <style:text-properties fo:font-family="'Trebuchet MS'" style:font-family-generic="swiss" style:font-pitch="variable" fo:font-size="12pt" fo:language="en" fo:country="US" style:language-asian="en" style:country-asian="US" style:font-family-complex="'Trebuchet MS'" style:font-family-generic-complex="swiss" style:font-pitch-complex="variable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Luxi Serif'" style:font-style-name="Regular" style:font-family-generic="roman" style:font-pitch="variable" fo:font-size="48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eeeec" draw:fill-hatch-solid="fals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auto-grow-height="true" fo:min-height="13.86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2e343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e343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e343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e343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e343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e343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e343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e343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e3436" fo:font-size="45%"/>
          </text:list-level-style-bullet>
        </text:list-style>
      </style:graphic-properties>
      <style:paragraph-properties fo:margin-left="1.2cm" fo:margin-right="0cm" fo:margin-top="0cm" fo:margin-bottom="0.43cm" fo:line-height="140%" fo:text-align="start" text:enable-numbering="true" fo:text-indent="-0.9cm" style:text-autospace="ideograph-alpha" style:punctuation-wrap="simple" style:line-break="strict" style:writing-mode="lr-tb">
        <style:tab-stops/>
      </style:paragraph-properties>
      <style:text-properties fo:color="#2e3436" style:text-outline="false" style:text-line-through-style="none" style:text-position="0% 100%" fo:font-family="'Bitstream Vera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32pt" style:language-asian="en" style:country-asian="US" style:font-style-asian="normal" style:font-weight-asian="normal" style:font-family-complex="Tahoma" style:font-family-generic-complex="system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color="#2e3436"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eeeee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e343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e343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e34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e34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e34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e34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e34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e34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e343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34.758cm" svg:height="4.233cm" svg:x="-2.896cm" svg:y="-0.334cm">
        <draw:image xlink:href="Pictures/10000000000000320000004F2D0BB3C3.png" xlink:type="simple" xlink:show="embed" xlink:actuate="onLoad">
          <text:p text:style-name="P4"/>
        </draw:image>
      </draw:frame>
      <draw:frame presentation:style-name="pr1" draw:text-style-name="P4" draw:layer="backgroundobjects" svg:width="25.199cm" svg:height="3.506cm" svg:x="1.4cm" svg:y="0.5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lan Trick</meta:initial-creator>
    <meta:creation-date>2007-02-01T09:05:17</meta:creation-date>
    <dc:creator>Alan Trick</dc:creator>
    <dc:date>2008-01-31T11:07:44</dc:date>
    <meta:editing-cycles>17</meta:editing-cycles>
    <meta:editing-duration>PT1H7M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